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P13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5cm" svg:height="3.063cm" svg:x="1.662cm" svg:y="0.762cm">
          <draw:text-box>
            <text:p text:style-name="P1"><text:span text:style-name="T1">HYMN #516</text:span></text:p>
            <text:p text:style-name="P1"><text:span text:style-name="T2">”</text:span><text:span text:style-name="T2">Wake, Awake, for Night Is Fly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146cm" svg:height="7.011cm" svg:x="1.41cm" svg:y="0.83cm">
          <draw:text-box>
            <text:p text:style-name="P1"><text:span text:style-name="T3">1. </text:span><text:span text:style-name="T4">“Wake, awake, for night is flying,”</text:span><text:span text:style-name="T4"><text:line-break/></text:span><text:span text:style-name="T4">The watchmen on the heights are crying;</text:span><text:span text:style-name="T4"><text:line-break/></text:span><text:span text:style-name="T4">“Awake, Jerusalem, arise!”</text:span><text:span text:style-name="T4"><text:line-break/></text:span><text:span text:style-name="T4">Midnight hears the welcome voi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6" draw:layer="layout" svg:width="24.384cm" svg:height="7.011cm" svg:x="1.778cm" svg:y="0.863cm">
          <draw:text-box>
            <text:p text:style-name="P1"><text:span text:style-name="T4">And at the thrilling cry rejoices:</text:span><text:span text:style-name="T4"><text:line-break/></text:span><text:span text:style-name="T4">“Oh, where are ye, ye virgins wise?</text:span><text:span text:style-name="T4"><text:line-break/></text:span><text:span text:style-name="T4">The Bridegroom comes, awake!</text:span><text:span text:style-name="T4"><text:line-break/></text:span><text:span text:style-name="T4">Your lamps with gladness tak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6" draw:layer="layout" svg:width="25.654cm" svg:height="7.011cm" svg:x="1.016cm" svg:y="1.016cm">
          <draw:text-box>
            <text:p text:style-name="P1"><text:span text:style-name="T4">Alleluia!</text:span><text:span text:style-name="T4"><text:line-break/></text:span><text:span text:style-name="T4">With bridal care</text:span><text:span text:style-name="T4"><text:line-break/></text:span><text:span text:style-name="T4">Yourselves prepare</text:span><text:span text:style-name="T4"><text:line-break/></text:span><text:span text:style-name="T4">To meet the Bridegroom, who is near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8" draw:layer="layout" svg:width="24.13cm" svg:height="7.011cm" svg:x="1.778cm" svg:y="0.923cm">
          <draw:text-box>
            <text:p text:style-name="P7"><text:span text:style-name="T5">2. </text:span><text:span text:style-name="T6">Zion hears the watchmen singing,</text:span><text:span text:style-name="T6"><text:line-break/></text:span><text:span text:style-name="T6">And all her heart with joy is springing;</text:span><text:span text:style-name="T6"><text:line-break/></text:span><text:span text:style-name="T6">She wakes, she rises from her gloom.</text:span><text:span text:style-name="T6"><text:line-break/></text:span><text:span text:style-name="T6">For her Lord comes down all-gloriou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9" draw:layer="layout" svg:width="24.384cm" svg:height="7.011cm" svg:x="1.778cm" svg:y="0.762cm">
          <draw:text-box>
            <text:p text:style-name="P7"><text:span text:style-name="T6">The strong in grace, in truth victorious;</text:span><text:span text:style-name="T6"><text:line-break/></text:span><text:span text:style-name="T6">Her star is ris’n, her light is come.</text:span><text:span text:style-name="T6"><text:line-break/></text:span><text:span text:style-name="T6">Now come, Thou Blessèd One,</text:span><text:span text:style-name="T6"><text:line-break/></text:span><text:span text:style-name="T6">Lord Jesus, God’s own Son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9" draw:layer="layout" svg:width="23.876cm" svg:height="7.011cm" svg:x="2.032cm" svg:y="1.016cm">
          <draw:text-box>
            <text:p text:style-name="P7"><text:span text:style-name="T6">Hail! Hosanna!</text:span><text:span text:style-name="T6"><text:line-break/></text:span><text:span text:style-name="T6">We enter all</text:span><text:span text:style-name="T6"><text:line-break/></text:span><text:span text:style-name="T6">The wedding hall</text:span><text:span text:style-name="T6"><text:line-break/></text:span><text:span text:style-name="T6">To eat the Supper at Thy c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11" draw:layer="layout" svg:width="23.622cm" svg:height="7.011cm" svg:x="1.921cm" svg:y="0.83cm">
          <draw:text-box>
            <text:p text:style-name="P10"><text:span text:style-name="T5">3. </text:span><text:span text:style-name="T6">Now let all the heav’ns adore Thee,</text:span></text:p>
            <text:p text:style-name="P1"><text:span text:style-name="T6">Let saints and angels sing before Thee</text:span><text:span text:style-name="T6"><text:line-break/></text:span><text:span text:style-name="T6">With harp and cymbals’ clearest tone.</text:span><text:span text:style-name="T6"><text:line-break/></text:span><text:span text:style-name="T6">Of one pearl each shining portal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3" draw:text-style-name="P12" draw:layer="layout" svg:width="24.892cm" svg:height="7.011cm" svg:x="1.547cm" svg:y="0.83cm">
          <draw:text-box>
            <text:p text:style-name="P10"><text:span text:style-name="T6">Where, joining with the choir immortal,</text:span></text:p>
            <text:p text:style-name="P10"><text:span text:style-name="T6">We gather round Thy radiant throne.</text:span></text:p>
            <text:p text:style-name="P10"><text:span text:style-name="T6">No eye has seen the light,</text:span></text:p>
            <text:p text:style-name="P10"><text:span text:style-name="T6">No ear has heard the migh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4" draw:text-style-name="P12" draw:layer="layout" svg:width="23.876cm" svg:height="11.52cm" svg:x="2.032cm" svg:y="0.762cm">
          <draw:text-box>
            <text:p text:style-name="P10"><text:span text:style-name="T6">Of Thy glory;</text:span></text:p>
            <text:p text:style-name="P10"><text:span text:style-name="T6">Therefore will we</text:span></text:p>
            <text:p text:style-name="P10"><text:span text:style-name="T6">Eternally</text:span></text:p>
            <text:p text:style-name="P10"><text:span text:style-name="T6">Sing hymns of praise and joy to Thee!</text:span></text:p>
            <text:p text:style-name="P13"><text:span text:style-name="T7"><text:line-break/></text:span><text:span text:style-name="T7"/></text:p>
            <text:p text:style-name="P13"><text:span text:style-name="T7"><text:s text:c="4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10:35:08.108000000</meta:creation-date>
    <dc:title>Hymn template</dc:title>
    <meta:editing-duration>PT26M14S</meta:editing-duration>
    <meta:editing-cycles>8</meta:editing-cycles>
    <meta:generator>LibreOffice/6.1.3.2$Windows_X86_64 LibreOffice_project/86daf60bf00efa86ad547e59e09d6bb77c699acb</meta:generator>
    <meta:initial-creator>Arthur Hoch</meta:initial-creator>
    <dc:date>2019-01-19T20:57:56.817000000</dc:date>
    <meta:document-statistic meta:object-count="171"/>
    <meta:template xlink:type="simple" xlink:actuate="onRequest" xlink:title="Hymn template" xlink:href="../../AppData/Roaming/LibreOffice/4/user/template/Worship%20Templsates/Hymn%20template.otp" meta:date="2014-11-07T10:35:07.780000000"/>
  </office:meta>
</office:document-meta>
</file>